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37840391153630459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755305600818057708"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23618392822909433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2035640531377071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38149354455750863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9089707403686164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36574493737609449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8354776269407031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782221" text:continue-list="list736574493737609449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60315793922119249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6705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78657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782966"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78005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86341"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13207378112409426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17226940581470206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74343101982379643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91200"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054358520938103209"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94072243154373745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244042408458063248" text:style-name="L15">
        <text:list-item>
          <text:list>
            <text:list-header>
              <text:p text:style-name="P183">1.5 miles averaging about 9:40/mile and rest 1 min</text:p>
            </text:list-header>
          </text:list>
        </text:list-item>
      </text:list>
      <text:p text:style-name="P24">1 mile in 8:26 and rest 2 min</text:p>
      <text:list xml:id="list529915904704736885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900552833725823939"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7163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432961629115520314"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68810373508848805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97627824226396840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796118" text:continue-list="list1688103735088488051" text:style-name="L19">
        <text:list-item>
          <text:list>
            <text:list-header>
              <text:p text:style-name="P187">(Pace*HR)=1240</text:p>
            </text:list-header>
          </text:list>
        </text:list-item>
      </text:list>
      <text:list xml:id="list36794863" text:continue-list="list5432961629115520314" text:style-name="L18">
        <text:list-item>
          <text:list>
            <text:list-header>
              <text:p text:style-name="P186">2 miles at 10:46/mile Ave HR= 121 bpm and rest a few minutes</text:p>
            </text:list-header>
          </text:list>
        </text:list-item>
      </text:list>
      <text:list xml:id="list36788584" text:continue-list="list3679611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79146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04667157999992189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09657893051616144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301898976704616942"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56682352641825663"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32261770602519053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5680858050501267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788792"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9018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81337210222104538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33988493998492238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8932043235044862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53060601869760511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75795044117466550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91896913282449785" text:style-name="L32">
        <text:list-item>
          <text:list>
            <text:list-header>
              <text:p text:style-name="P197">0.25 miles in 2:54</text:p>
              <text:p text:style-name="P197">1 mile in 9:21 going faster as I ran and ending at around 8:30 pace</text:p>
            </text:list-header>
          </text:list>
        </text:list-item>
      </text:list>
      <text:list xml:id="list572043377587235602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44093387347699649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65317447138372433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79047606421097180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01376398333232866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
      <text:p text:style-name="P24"/>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oft-page-break/><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oft-page-break/><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6438344536946564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27T16:52:12.33</dc:date>
    <dc:creator>James Lombardi</dc:creator>
    <meta:editing-duration>P28DT17H6M37S</meta:editing-duration>
    <meta:editing-cycles>2121</meta:editing-cycles>
    <meta:generator>OpenOffice/4.1.2$Win32 OpenOffice.org_project/412m3$Build-9782</meta:generator>
    <meta:document-statistic meta:table-count="0" meta:image-count="9" meta:object-count="0" meta:page-count="210" meta:paragraph-count="6130" meta:word-count="66291" meta:character-count="339513"/>
  </office:meta>
</office:document-meta>
</file>